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7b3" officeooo:paragraph-rsid="001fc7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3:42:19.298656105</meta:creation-date>
    <dc:date>2021-08-11T13:42:39.42614793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